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98c9d" officeooo:paragraph-rsid="00098c9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q8.cpp input_q8.cpp The_Utility_Gifts.cpp The_Choosy_Girl.cpp The_Generous_Boy.cpp couple.c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2</meta:editing-cycles>
    <meta:editing-duration>PT2S</meta:editing-duration>
    <dc:date>2017-04-10T01:22:33.373545625</dc:date>
    <meta:document-statistic meta:table-count="0" meta:image-count="0" meta:object-count="0" meta:page-count="1" meta:paragraph-count="1" meta:word-count="7" meta:character-count="97" meta:non-whitespace-character-count="91"/>
    <meta:user-defined meta:name="Info 1"/>
    <meta:user-defined meta:name="Info 2"/>
    <meta:user-defined meta:name="Info 3"/>
    <meta:user-defined meta:name="Info 4"/>
  </office:meta>
</office:document-meta>
</file>